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3" style:family="table-row">
      <style:table-row-properties style:min-row-height="0.79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b8b9" officeooo:paragraph-rsid="001cb8b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cb8b9" officeooo:paragraph-rsid="001cb8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cb8b9" officeooo:paragraph-rsid="001cb8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fo:font-weight="normal" officeooo:rsid="001cb8b9" officeooo:paragraph-rsid="001cb8b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1cb8b9" officeooo:paragraph-rsid="001cb8b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1d3629" officeooo:paragraph-rsid="001d362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1fd270" officeooo:paragraph-rsid="001fd27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0cfd3" officeooo:paragraph-rsid="0020cfd3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officeooo:paragraph-rsid="001fd270"/>
    </style:style>
    <style:style style:name="P10" style:family="paragraph" style:parent-style-name="Table_20_Contents">
      <style:paragraph-properties fo:text-align="start" style:justify-single-word="false"/>
      <style:text-properties officeooo:paragraph-rsid="002025ac"/>
    </style:style>
    <style:style style:name="P11" style:family="paragraph" style:parent-style-name="Table_20_Contents">
      <style:paragraph-properties fo:text-align="start" style:justify-single-word="false"/>
      <style:text-properties style:font-name="Arial" officeooo:rsid="001d3629" officeooo:paragraph-rsid="001d3629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1d3629" officeooo:paragraph-rsid="001d3629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1d3629" officeooo:paragraph-rsid="001d3629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officeooo:rsid="001e177b" officeooo:paragraph-rsid="001e177b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1e177b" officeooo:paragraph-rsid="001e177b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1f76b1" officeooo:paragraph-rsid="001f76b1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1f76b1" officeooo:paragraph-rsid="001f76b1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1fd270" officeooo:paragraph-rsid="001fd270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1fd270" officeooo:paragraph-rsid="001fd270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1fd270" officeooo:paragraph-rsid="002025ac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2025ac" officeooo:paragraph-rsid="002025ac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2025ac" officeooo:paragraph-rsid="002025ac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rsid="0020cfd3" officeooo:paragraph-rsid="0020cfd3"/>
    </style:style>
    <style:style style:name="P24" style:family="paragraph" style:parent-style-name="Table_20_Contents">
      <style:paragraph-properties fo:text-align="start" style:justify-single-word="false"/>
      <style:text-properties style:font-name="Arial" officeooo:rsid="0020cfd3" officeooo:paragraph-rsid="0021edc0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20cfd3" officeooo:paragraph-rsid="0020cfd3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21edc0" officeooo:paragraph-rsid="0021edc0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21edc0" officeooo:paragraph-rsid="0021edc0"/>
    </style:style>
    <style:style style:name="P28" style:family="paragraph" style:parent-style-name="Standard">
      <style:paragraph-properties fo:text-align="start" style:justify-single-word="false"/>
      <style:text-properties officeooo:paragraph-rsid="001cb8b9"/>
    </style:style>
    <style:style style:name="P29" style:family="paragraph" style:parent-style-name="Standard">
      <style:paragraph-properties fo:text-align="start" style:justify-single-word="false"/>
      <style:text-properties officeooo:paragraph-rsid="001fd270"/>
    </style:style>
    <style:style style:name="P30" style:family="paragraph" style:parent-style-name="Standard">
      <style:paragraph-properties fo:text-align="start" style:justify-single-word="false"/>
      <style:text-properties officeooo:paragraph-rsid="0034f9d2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1cb8b9" officeooo:paragraph-rsid="001cb8b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242988" officeooo:paragraph-rsid="0024298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42988" officeooo:paragraph-rsid="0024298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87e5a" officeooo:paragraph-rsid="00287e5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1cb8b9" officeooo:paragraph-rsid="001cb8b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2acb00" officeooo:paragraph-rsid="002acb00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acb00" officeooo:paragraph-rsid="002acb0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rsid="002acb00" officeooo:paragraph-rsid="002acb00"/>
    </style:style>
    <style:style style:name="P39" style:family="paragraph" style:parent-style-name="Standard">
      <style:paragraph-properties fo:text-align="start" style:justify-single-word="false"/>
      <style:text-properties fo:font-weight="bold" officeooo:rsid="002acb00" officeooo:paragraph-rsid="002acb00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rsid="002b32af" officeooo:paragraph-rsid="002b32af"/>
    </style:style>
    <style:style style:name="P41" style:family="paragraph" style:parent-style-name="Standard">
      <style:paragraph-properties fo:text-align="start" style:justify-single-word="false"/>
      <style:text-properties style:font-name="Arial" officeooo:paragraph-rsid="001cb8b9"/>
    </style:style>
    <style:style style:name="P42" style:family="paragraph" style:parent-style-name="Table_20_Contents">
      <style:paragraph-properties fo:text-align="center" style:justify-single-word="false"/>
      <style:text-properties style:font-name="Arial" officeooo:rsid="001d3629" officeooo:paragraph-rsid="001d3629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1e177b" officeooo:paragraph-rsid="001e177b"/>
    </style:style>
    <style:style style:name="P44" style:family="paragraph" style:parent-style-name="Table_20_Contents">
      <style:paragraph-properties fo:text-align="start" style:justify-single-word="false"/>
      <style:text-properties style:font-name="Arial" officeooo:rsid="00249976" officeooo:paragraph-rsid="00249976"/>
    </style:style>
    <style:style style:name="P45" style:family="paragraph" style:parent-style-name="Table_20_Contents">
      <style:paragraph-properties fo:text-align="center" style:justify-single-word="false"/>
      <style:text-properties style:font-name="Arial" officeooo:rsid="00249976" officeooo:paragraph-rsid="00249976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weight="bold" officeooo:rsid="00249976" officeooo:paragraph-rsid="0024997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/>
    </style:style>
    <style:style style:name="P48" style:family="paragraph" style:parent-style-name="Table_20_Contents">
      <style:paragraph-properties fo:text-align="center" style:justify-single-word="false"/>
      <style:text-properties style:font-name="Arial" officeooo:rsid="002668db" officeooo:paragraph-rsid="002668db"/>
    </style:style>
    <style:style style:name="P49" style:family="paragraph" style:parent-style-name="Table_20_Contents">
      <style:paragraph-properties fo:text-align="center" style:justify-single-word="false"/>
      <style:text-properties style:font-name="Arial" officeooo:rsid="00278d2d" officeooo:paragraph-rsid="00278d2d"/>
    </style:style>
    <style:style style:name="P50" style:family="paragraph" style:parent-style-name="Table_20_Contents">
      <style:paragraph-properties fo:text-align="start" style:justify-single-word="false"/>
      <style:text-properties style:font-name="Arial" officeooo:rsid="00278d2d" officeooo:paragraph-rsid="00278d2d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2968f7" officeooo:paragraph-rsid="002968f7"/>
    </style:style>
    <style:style style:name="P52" style:family="paragraph" style:parent-style-name="Table_20_Contents">
      <style:paragraph-properties fo:text-align="start" style:justify-single-word="false"/>
      <style:text-properties style:font-name="Arial" officeooo:rsid="002968f7" officeooo:paragraph-rsid="002968f7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2acb00" officeooo:paragraph-rsid="002acb00"/>
    </style:style>
    <style:style style:name="P54" style:family="paragraph" style:parent-style-name="Table_20_Contents">
      <style:paragraph-properties fo:text-align="start" style:justify-single-word="false"/>
      <style:text-properties style:font-name="Arial" officeooo:rsid="002acb00" officeooo:paragraph-rsid="002acb00"/>
    </style:style>
    <style:style style:name="P55" style:family="paragraph" style:parent-style-name="Table_20_Contents">
      <style:paragraph-properties fo:text-align="center" style:justify-single-word="false"/>
      <style:text-properties style:font-name="Arial" officeooo:rsid="002b32af" officeooo:paragraph-rsid="002b32af"/>
    </style:style>
    <style:style style:name="P56" style:family="paragraph" style:parent-style-name="Table_20_Contents">
      <style:paragraph-properties fo:text-align="start" style:justify-single-word="false"/>
      <style:text-properties style:font-name="Arial" officeooo:rsid="002b32af" officeooo:paragraph-rsid="002b32a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Arial" fo:font-style="normal" style:text-underline-style="none" fo:font-weight="normal" officeooo:rsid="001cb8b9" style:font-style-asian="normal" style:font-weight-asian="normal" style:font-style-complex="normal" style:font-weight-complex="normal"/>
    </style:style>
    <style:style style:name="T4" style:family="text">
      <style:text-properties style:font-name="Arial" fo:font-style="normal" style:text-underline-style="none" fo:font-weight="normal" officeooo:rsid="001d3629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style:text-underline-style="none" fo:font-weight="normal" officeooo:rsid="0029a1cc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34f9d2" style:font-style-asian="normal" style:font-weight-asian="normal" style:font-style-complex="normal" style:font-weight-complex="normal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T8" style:family="text">
      <style:text-properties style:font-name="Arial" fo:font-style="normal" style:text-underline-style="none" officeooo:rsid="0029a1cc" style:font-style-asian="normal" style:font-style-complex="normal"/>
    </style:style>
    <style:style style:name="T9" style:family="text">
      <style:text-properties style:font-name="Arial" fo:font-style="normal" style:font-style-asian="normal" style:font-style-complex="normal"/>
    </style:style>
    <style:style style:name="T10" style:family="text">
      <style:text-properties style:font-name="Arial" officeooo:rsid="001fd270"/>
    </style:style>
    <style:style style:name="T11" style:family="text">
      <style:text-properties style:font-name="Arial" officeooo:rsid="002025ac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fo:font-weight="normal" officeooo:rsid="001fd270" style:font-weight-asian="normal" style:font-weight-complex="normal"/>
    </style:style>
    <style:style style:name="T14" style:family="text">
      <style:text-properties style:font-name="Arial" fo:font-weight="normal" officeooo:rsid="002025ac" style:font-weight-asian="normal" style:font-weight-complex="normal"/>
    </style:style>
    <style:style style:name="T15" style:family="text">
      <style:text-properties style:font-name="Arial" fo:font-weight="normal" officeooo:rsid="001cb8b9" style:font-weight-asian="normal" style:font-weight-complex="normal"/>
    </style:style>
    <style:style style:name="T16" style:family="text">
      <style:text-properties style:font-name="Arial" fo:font-weight="normal" officeooo:rsid="002668db" style:font-weight-asian="normal" style:font-weight-complex="normal"/>
    </style:style>
    <style:style style:name="T17" style:family="text">
      <style:text-properties officeooo:rsid="001e177b"/>
    </style:style>
    <style:style style:name="T18" style:family="text">
      <style:text-properties officeooo:rsid="001f76b1"/>
    </style:style>
    <style:style style:name="T19" style:family="text">
      <style:text-properties officeooo:rsid="001fd270"/>
    </style:style>
    <style:style style:name="T20" style:family="text">
      <style:text-properties officeooo:rsid="002025ac"/>
    </style:style>
    <style:style style:name="T21" style:family="text">
      <style:text-properties officeooo:rsid="0020cfd3"/>
    </style:style>
    <style:style style:name="T22" style:family="text">
      <style:text-properties officeooo:rsid="0021edc0"/>
    </style:style>
    <style:style style:name="T23" style:family="text">
      <style:text-properties officeooo:rsid="00249976"/>
    </style:style>
    <style:style style:name="T24" style:family="text">
      <style:text-properties officeooo:rsid="002668db"/>
    </style:style>
    <style:style style:name="T25" style:family="text">
      <style:text-properties officeooo:rsid="00278d2d"/>
    </style:style>
    <style:style style:name="T26" style:family="text">
      <style:text-properties officeooo:rsid="00287e5a"/>
    </style:style>
    <style:style style:name="T27" style:family="text">
      <style:text-properties officeooo:rsid="002acb00"/>
    </style:style>
    <style:style style:name="T28" style:family="text">
      <style:text-properties officeooo:rsid="002b32af"/>
    </style:style>
    <style:style style:name="T29" style:family="text">
      <style:text-properties officeooo:rsid="002c4d31"/>
    </style:style>
    <style:style style:name="T30" style:family="text">
      <style:text-properties officeooo:rsid="002c5ce1"/>
    </style:style>
    <style:style style:name="T31" style:family="text">
      <style:text-properties officeooo:rsid="002e3bb4"/>
    </style:style>
    <style:style style:name="T32" style:family="text">
      <style:text-properties officeooo:rsid="00302f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ralMachine VM</text:p>
      <text:p text:style-name="P2"/>
      <text:p text:style-name="P2">Especificações:</text:p>
      <text:p text:style-name="P2"/>
      <text:p text:style-name="P28"><text:span text:style-name="T15">Memória: </text:span><text:span text:style-name="T16">8</text:span><text:span text:style-name="T15"> kilobytes (</text:span><text:span text:style-name="T16">8192</text:span><text:span text:style-name="T15"> x 8 bits)</text:span></text:p>
      <text:p text:style-name="P41">Stack: 2 kilobytes (2048 x 8 bits)</text:p>
      <text:p text:style-name="P3"/>
      <text:p text:style-name="P7">Flags</text:p>
      <text:p text:style-name="P8">E – Equal</text:p>
      <text:p text:style-name="P8">XG – X Greater</text:p>
      <text:p text:style-name="P8">YG – Y Greater</text:p>
      <text:p text:style-name="P3"/>
      <text:p text:style-name="P3"><text:span text:style-name="T1">Registradores</text:span>:</text:p>
      <text:p text:style-name="P3">X – All Purpose (8 bits)</text:p>
      <text:p text:style-name="P3">Y – All Purpose (8 bits)</text:p>
      <text:p text:style-name="P29"><text:span text:style-name="T14">R</text:span><text:span text:style-name="T13"> – </text:span><text:span text:style-name="T14">ALU Results</text:span><text:span text:style-name="T13"> (8 bits)</text:span></text:p>
      <text:p text:style-name="P40"><text:span text:style-name="T13">T – </text:span><text:span text:style-name="T12">Temporary Register (8 bits)</text:span></text:p>
      <text:p text:style-name="P3">SP – Stack Pointer (<text:span text:style-name="T32">8</text:span> bits)</text:p>
      <text:p text:style-name="P3">PC – Program Counter (<text:span text:style-name="T26">16</text:span> bits)</text:p>
      <text:p text:style-name="P3"/>
      <text:p text:style-name="P32">Mapa de Memória:</text:p>
      <text:p text:style-name="P32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46">Range</text:p>
          </table:table-cell>
          <table:table-cell table:style-name="Tabela2.B1" office:value-type="string">
            <text:p text:style-name="P46">Definição</text:p>
          </table:table-cell>
        </table:table-row>
        <table:table-row>
          <table:table-cell table:style-name="Tabela2.A2" office:value-type="string">
            <text:p text:style-name="P44">$<text:span text:style-name="T31">0</text:span>000-$<text:span text:style-name="T31">0</text:span>00<text:span text:style-name="T30">3</text:span></text:p>
          </table:table-cell>
          <table:table-cell table:style-name="Tabela2.B2" office:value-type="string">
            <text:p text:style-name="P47">.<text:span text:style-name="T23">spm file header</text:span></text:p>
          </table:table-cell>
        </table:table-row>
        <table:table-row>
          <table:table-cell table:style-name="Tabela2.A2" office:value-type="string">
            <text:p text:style-name="P44">$<text:span text:style-name="T31">0</text:span>00<text:span text:style-name="T30">4</text:span>-$<text:span text:style-name="T31">0</text:span>404*</text:p>
          </table:table-cell>
          <table:table-cell table:style-name="Tabela2.B2" office:value-type="string">
            <text:p text:style-name="P45">VRAM. Tela é 32x32.</text:p>
          </table:table-cell>
        </table:table-row>
        <table:table-row>
          <table:table-cell table:style-name="Tabela2.A2" office:value-type="string">
            <text:p text:style-name="P44">$<text:span text:style-name="T31">0</text:span>405-$<text:span text:style-name="T31">0</text:span>C05</text:p>
          </table:table-cell>
          <table:table-cell table:style-name="Tabela2.B2" office:value-type="string">
            <text:p text:style-name="P45">2kb Stack</text:p>
          </table:table-cell>
        </table:table-row>
        <table:table-row>
          <table:table-cell table:style-name="Tabela2.A2" office:value-type="string">
            <text:p text:style-name="P44">$<text:span text:style-name="T31">0</text:span>C06-$<text:span text:style-name="T24">2</text:span>000</text:p>
          </table:table-cell>
          <table:table-cell table:style-name="Tabela2.B2" office:value-type="string">
            <text:p text:style-name="P48">P<text:span text:style-name="T25">rogram</text:span> memory</text:p>
          </table:table-cell>
        </table:table-row>
      </table:table>
      <text:p text:style-name="P33"/>
      <text:p text:style-name="P33">*<text:span text:style-name="T26">Valores no VRAM são dispostos da seguinte maneira:</text:span></text:p>
      <text:p text:style-name="P34">RRGGBBPP, sendo:</text:p>
      <text:p text:style-name="P34">R = Valor de Vermelho</text:p>
      <text:p text:style-name="P34">G = Valor de Verde</text:p>
      <text:p text:style-name="P34">B = Valor de Azul</text:p>
      <text:p text:style-name="P34">P = Padding (sempre 0)</text:p>
      <text:p text:style-name="P34">Para extrair o valor de determinada cor de um pixel a partir de um ponto da memória de vídeo:</text:p>
      <text:p text:style-name="P34">Vermelho: pixel &amp; C0</text:p>
      <text:p text:style-name="P34">Verde: (pixel « 2) &amp; C0;</text:p>
      <text:p text:style-name="P34">Azul: (pixel « 4) &amp; C0;</text:p>
      <text:p text:style-name="P3"/>
      <text:p text:style-name="P4">ISA:</text:p>
      <text:p text:style-name="P30"><text:span text:style-name="T3">Instruções: </text:span><text:span text:style-name="T5">32</text:span><text:span text:style-name="T3"> bits – 1 byte OPCode, 1 byte </text:span><text:span text:style-name="T4">destino </text:span><text:span text:style-name="T6">HB</text:span><text:span text:style-name="T4">, </text:span><text:span text:style-name="T6">1 byte destino LB</text:span><text:span text:style-name="T4">, 1 byte origem</text:span><text:span text:style-name="T5"> – 4 bytes</text:span></text:p>
      <text:p text:style-name="P39"><text:span text:style-name="T8">V</text:span><text:span text:style-name="T7">alores imediatos de memória (X) são calculados baseados no início da memória de vídeo (0x004) ou a Program Memory (0xC06). </text:span></text:p>
      <text:p text:style-name="P38"><text:span text:style-name="T2">Por exemplo, considerando as seguintes instrução:</text:span></text:p>
      <text:p text:style-name="P36"><text:span text:style-name="T9">=&gt; LDI 0x2, 0x3</text:span></text:p>
      <text:p text:style-name="P38"><text:span text:style-name="T2">O valor imediato 3 seria carregado ao ponto 0xC06 + 0x2 da memória de programas.</text:span></text:p>
      <text:p text:style-name="P39"><text:span text:style-name="T7">=&gt; VRI 0x3, 0x80</text:span></text:p>
      <text:p text:style-name="P37"><text:span text:style-name="T7">O valor imediato 0x80 seria carregado ao ponto 0x004 + 0x3 da VRAM.</text:span></text:p>
      <text:p text:style-name="P5"><text:soft-page-break/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3">INSTRUÇÃO</text:p>
          </table:table-cell>
          <table:table-cell table:style-name="Tabela1.A1" office:value-type="string">
            <text:p text:style-name="P13">MNEMONICO</text:p>
          </table:table-cell>
          <table:table-cell table:style-name="Tabela1.A1" office:value-type="string">
            <text:p text:style-name="P13">OPCODE</text:p>
          </table:table-cell>
          <table:table-cell table:style-name="Tabela1.D1" office:value-type="string">
            <text:p text:style-name="P13">DESCRIÇÃO</text:p>
          </table:table-cell>
        </table:table-row>
        <table:table-row>
          <table:table-cell table:style-name="Tabela1.A2" office:value-type="string">
            <text:p text:style-name="P12">LOAD I (X), Y</text:p>
          </table:table-cell>
          <table:table-cell table:style-name="Tabela1.A2" office:value-type="string">
            <text:p text:style-name="P12">LDI X, Y</text:p>
          </table:table-cell>
          <table:table-cell table:style-name="Tabela1.A2" office:value-type="string">
            <text:p text:style-name="P12">0x00</text:p>
          </table:table-cell>
          <table:table-cell table:style-name="Tabela1.D2" office:value-type="string">
            <text:p text:style-name="P11">Carrega um imediato (Y) a localização X da memória</text:p>
          </table:table-cell>
        </table:table-row>
        <table:table-row>
          <table:table-cell table:style-name="Tabela1.A2" office:value-type="string">
            <text:p text:style-name="P12">LOAD I RX, Y</text:p>
          </table:table-cell>
          <table:table-cell table:style-name="Tabela1.A2" office:value-type="string">
            <text:p text:style-name="P12">LDX Y</text:p>
          </table:table-cell>
          <table:table-cell table:style-name="Tabela1.A2" office:value-type="string">
            <text:p text:style-name="P12">0x01</text:p>
          </table:table-cell>
          <table:table-cell table:style-name="Tabela1.D2" office:value-type="string">
            <text:p text:style-name="P11">Carrega um imediato (Y) ao registrador X</text:p>
          </table:table-cell>
        </table:table-row>
        <table:table-row>
          <table:table-cell table:style-name="Tabela1.A2" office:value-type="string">
            <text:p text:style-name="P12">LOAD I RY, Y</text:p>
          </table:table-cell>
          <table:table-cell table:style-name="Tabela1.A2" office:value-type="string">
            <text:p text:style-name="P12">LDY Y</text:p>
          </table:table-cell>
          <table:table-cell table:style-name="Tabela1.A2" office:value-type="string">
            <text:p text:style-name="P12">0x02</text:p>
          </table:table-cell>
          <table:table-cell table:style-name="Tabela1.D2" office:value-type="string">
            <text:p text:style-name="P11">Carrega um imediato (Y) ao registrador Y</text:p>
          </table:table-cell>
        </table:table-row>
        <table:table-row>
          <table:table-cell table:style-name="Tabela1.A2" office:value-type="string">
            <text:p text:style-name="P12">LOAD I RX, RY</text:p>
          </table:table-cell>
          <table:table-cell table:style-name="Tabela1.A2" office:value-type="string">
            <text:p text:style-name="P12">LXY (Implied)</text:p>
          </table:table-cell>
          <table:table-cell table:style-name="Tabela1.A2" office:value-type="string">
            <text:p text:style-name="P12">0x03</text:p>
          </table:table-cell>
          <table:table-cell table:style-name="Tabela1.D2" office:value-type="string">
            <text:p text:style-name="P11">Carrega o valor do registrador Y ao registrador X</text:p>
          </table:table-cell>
        </table:table-row>
        <table:table-row>
          <table:table-cell table:style-name="Tabela1.A2" office:value-type="string">
            <text:p text:style-name="P12">LOAD I RY, RX</text:p>
          </table:table-cell>
          <table:table-cell table:style-name="Tabela1.A2" office:value-type="string">
            <text:p text:style-name="P12">LYX (Implied)</text:p>
          </table:table-cell>
          <table:table-cell table:style-name="Tabela1.A2" office:value-type="string">
            <text:p text:style-name="P12">0x04</text:p>
          </table:table-cell>
          <table:table-cell table:style-name="Tabela1.D2" office:value-type="string">
            <text:p text:style-name="P11">Carrega o valor do registrador X ao registrador Y</text:p>
          </table:table-cell>
        </table:table-row>
        <table:table-row>
          <table:table-cell table:style-name="Tabela1.A2" office:value-type="string">
            <text:p text:style-name="P15">LOAD (X), RX</text:p>
          </table:table-cell>
          <table:table-cell table:style-name="Tabela1.A2" office:value-type="string">
            <text:p text:style-name="P15">LMX (X)</text:p>
          </table:table-cell>
          <table:table-cell table:style-name="Tabela1.A2" office:value-type="string">
            <text:p text:style-name="P15">0x<text:span text:style-name="T18">0A</text:span></text:p>
          </table:table-cell>
          <table:table-cell table:style-name="Tabela1.D2" office:value-type="string">
            <text:p text:style-name="P14">Carrega o valor do registrador X ao ponto de memória (X)</text:p>
          </table:table-cell>
        </table:table-row>
        <table:table-row>
          <table:table-cell table:style-name="Tabela1.A2" office:value-type="string">
            <text:p text:style-name="P15">LOAD (<text:span text:style-name="T31">X</text:span>), RY</text:p>
          </table:table-cell>
          <table:table-cell table:style-name="Tabela1.A2" office:value-type="string">
            <text:p text:style-name="P15">LMY (X)</text:p>
          </table:table-cell>
          <table:table-cell table:style-name="Tabela1.A2" office:value-type="string">
            <text:p text:style-name="P15">0x<text:span text:style-name="T18">0B</text:span></text:p>
          </table:table-cell>
          <table:table-cell table:style-name="Tabela1.D2" office:value-type="string">
            <text:p text:style-name="P14">Carrega o valor do registrador Y ao ponto de memória (X)</text:p>
          </table:table-cell>
        </table:table-row>
        <table:table-row>
          <table:table-cell table:style-name="Tabela1.A2" office:value-type="string">
            <text:p text:style-name="P22">LOAD RX, (X)</text:p>
          </table:table-cell>
          <table:table-cell table:style-name="Tabela1.A2" office:value-type="string">
            <text:p text:style-name="P22">LXM X</text:p>
          </table:table-cell>
          <table:table-cell table:style-name="Tabela1.A2" office:value-type="string">
            <text:p text:style-name="P22">0x14</text:p>
          </table:table-cell>
          <table:table-cell table:style-name="Tabela1.D2" office:value-type="string">
            <text:p text:style-name="P21">Carrega o valor do ponto de memória X ao registrador X</text:p>
          </table:table-cell>
        </table:table-row>
        <table:table-row>
          <table:table-cell table:style-name="Tabela1.A2" office:value-type="string">
            <text:p text:style-name="P22">LOAD RY, (X)</text:p>
          </table:table-cell>
          <table:table-cell table:style-name="Tabela1.A2" office:value-type="string">
            <text:p text:style-name="P22">LYM X</text:p>
          </table:table-cell>
          <table:table-cell table:style-name="Tabela1.A2" office:value-type="string">
            <text:p text:style-name="P22">0x15</text:p>
          </table:table-cell>
          <table:table-cell table:style-name="Tabela1.D2" office:value-type="string">
            <text:p text:style-name="P21">Carrega o valor do ponto de memória X ao registrador Y</text:p>
          </table:table-cell>
        </table:table-row>
        <table:table-row>
          <table:table-cell table:style-name="Tabela1.A2" office:value-type="string">
            <text:p text:style-name="P12">JUMP TO SUBROUTINE X</text:p>
          </table:table-cell>
          <table:table-cell table:style-name="Tabela1.A2" office:value-type="string">
            <text:p text:style-name="P12">JSR <text:span text:style-name="T17">X</text:span></text:p>
          </table:table-cell>
          <table:table-cell table:style-name="Tabela1.A2" office:value-type="string">
            <text:p text:style-name="P12">0x05</text:p>
          </table:table-cell>
          <table:table-cell table:style-name="Tabela1.D2" office:value-type="string">
            <text:p text:style-name="P11">Faz um jump para o ponto de memória X. O valor atual do PC sofre push para o Stack.</text:p>
          </table:table-cell>
        </table:table-row>
        <table:table-row>
          <table:table-cell table:style-name="Tabela1.A2" office:value-type="string">
            <text:p text:style-name="P12">JUMP TO LOCATION X</text:p>
          </table:table-cell>
          <table:table-cell table:style-name="Tabela1.A2" office:value-type="string">
            <text:p text:style-name="P15">JMP X</text:p>
          </table:table-cell>
          <table:table-cell table:style-name="Tabela1.A2" office:value-type="string">
            <text:p text:style-name="P15">0x06</text:p>
          </table:table-cell>
          <table:table-cell table:style-name="Tabela1.D2" office:value-type="string">
            <text:p text:style-name="P14">Faz um jump para o ponto de memória X.</text:p>
          </table:table-cell>
        </table:table-row>
        <table:table-row>
          <table:table-cell table:style-name="Tabela1.A2" office:value-type="string">
            <text:p text:style-name="P22">JUMP TO LABEL X</text:p>
          </table:table-cell>
          <table:table-cell table:style-name="Tabela1.A2" office:value-type="string">
            <text:p text:style-name="P22">JTL X</text:p>
          </table:table-cell>
          <table:table-cell table:style-name="Tabela1.A2" office:value-type="string">
            <text:p text:style-name="P22">0x16</text:p>
          </table:table-cell>
          <table:table-cell table:style-name="Tabela1.D2" office:value-type="string">
            <text:p text:style-name="P21">Faz um jump para o label X</text:p>
          </table:table-cell>
        </table:table-row>
        <table:table-row>
          <table:table-cell table:style-name="Tabela1.A2" office:value-type="string">
            <text:p text:style-name="P51">PUSH PC TO STACK</text:p>
          </table:table-cell>
          <table:table-cell table:style-name="Tabela1.A2" office:value-type="string">
            <text:p text:style-name="P51">PCS</text:p>
          </table:table-cell>
          <table:table-cell table:style-name="Tabela1.A2" office:value-type="string">
            <text:p text:style-name="P51">0x1D</text:p>
          </table:table-cell>
          <table:table-cell table:style-name="Tabela1.D2" office:value-type="string">
            <text:p text:style-name="P52">Faz push to valor do PC para o topo do stack. Decrementa o SP em 1</text:p>
          </table:table-cell>
        </table:table-row>
        <table:table-row>
          <table:table-cell table:style-name="Tabela1.A2" office:value-type="string">
            <text:p text:style-name="P15">PUSH TO STACK X</text:p>
          </table:table-cell>
          <table:table-cell table:style-name="Tabela1.A2" office:value-type="string">
            <text:p text:style-name="P15">PHA X</text:p>
          </table:table-cell>
          <table:table-cell table:style-name="Tabela1.A2" office:value-type="string">
            <text:p text:style-name="P15">0x07</text:p>
          </table:table-cell>
          <table:table-cell table:style-name="Tabela1.D2" office:value-type="string">
            <text:p text:style-name="P14">Faz push do valor X para o topo do stack. Reduz o SP em 1</text:p>
          </table:table-cell>
        </table:table-row>
        <table:table-row>
          <table:table-cell table:style-name="Tabela1.A2" office:value-type="string">
            <text:p text:style-name="P15">POP</text:p>
          </table:table-cell>
          <table:table-cell table:style-name="Tabela1.A2" office:value-type="string">
            <text:p text:style-name="P15">POP (Implied)</text:p>
          </table:table-cell>
          <table:table-cell table:style-name="Tabela1.A2" office:value-type="string">
            <text:p text:style-name="P15">0x08</text:p>
          </table:table-cell>
          <table:table-cell table:style-name="Tabela1.D2" office:value-type="string">
            <text:p text:style-name="P14">Faz pop do topo do <text:soft-page-break/>stack. <text:span text:style-name="T20">Incrementa o SP em 1</text:span></text:p>
          </table:table-cell>
        </table:table-row>
        <table:table-row>
          <table:table-cell table:style-name="Tabela1.A2" office:value-type="string">
            <text:p text:style-name="P51">POP TO PC</text:p>
          </table:table-cell>
          <table:table-cell table:style-name="Tabela1.A2" office:value-type="string">
            <text:p text:style-name="P51">PPC</text:p>
          </table:table-cell>
          <table:table-cell table:style-name="Tabela1.A2" office:value-type="string">
            <text:p text:style-name="P51">0x1C</text:p>
          </table:table-cell>
          <table:table-cell table:style-name="Tabela1.D2" office:value-type="string">
            <text:p text:style-name="P52">Faz pop do topo do stack e adiciona o valor ao PC. Incrementa o SP em 1</text:p>
          </table:table-cell>
        </table:table-row>
        <table:table-row>
          <table:table-cell table:style-name="Tabela1.A2" office:value-type="string">
            <text:p text:style-name="P55">POP TO TEMP</text:p>
          </table:table-cell>
          <table:table-cell table:style-name="Tabela1.A2" office:value-type="string">
            <text:p text:style-name="P55">PTM</text:p>
          </table:table-cell>
          <table:table-cell table:style-name="Tabela1.A2" office:value-type="string">
            <text:p text:style-name="P55">0x21</text:p>
          </table:table-cell>
          <table:table-cell table:style-name="Tabela1.D2" office:value-type="string">
            <text:p text:style-name="P56">Faz pop do topo da stack e adiciona o valor ao registrador T.</text:p>
          </table:table-cell>
        </table:table-row>
        <table:table-row>
          <table:table-cell table:style-name="Tabela1.A2" office:value-type="string">
            <text:p text:style-name="P15">INCREMENT RX</text:p>
          </table:table-cell>
          <table:table-cell table:style-name="Tabela1.A2" office:value-type="string">
            <text:p text:style-name="P15">INX <text:span text:style-name="T21">(Implied)</text:span></text:p>
          </table:table-cell>
          <table:table-cell table:style-name="Tabela1.A2" office:value-type="string">
            <text:p text:style-name="P15">0x09</text:p>
          </table:table-cell>
          <table:table-cell table:style-name="Tabela1.D2" office:value-type="string">
            <text:p text:style-name="P14">Incrementa o valor do registrador X.</text:p>
          </table:table-cell>
        </table:table-row>
        <table:table-row>
          <table:table-cell table:style-name="Tabela1.A2" office:value-type="string">
            <text:p text:style-name="P17">INCREMENT RY</text:p>
          </table:table-cell>
          <table:table-cell table:style-name="Tabela1.A2" office:value-type="string">
            <text:p text:style-name="P17">INY <text:span text:style-name="T21">(Implied)</text:span></text:p>
          </table:table-cell>
          <table:table-cell table:style-name="Tabela1.A2" office:value-type="string">
            <text:p text:style-name="P17">0x0C</text:p>
          </table:table-cell>
          <table:table-cell table:style-name="Tabela1.D2" office:value-type="string">
            <text:p text:style-name="P16">Incrementa o valor do registrador Y.</text:p>
          </table:table-cell>
        </table:table-row>
        <table:table-row>
          <table:table-cell table:style-name="Tabela1.A2" office:value-type="string">
            <text:p text:style-name="P17">DECREMENT RX</text:p>
          </table:table-cell>
          <table:table-cell table:style-name="Tabela1.A2" office:value-type="string">
            <text:p text:style-name="P17">DEX <text:span text:style-name="T21">(Implied)</text:span></text:p>
          </table:table-cell>
          <table:table-cell table:style-name="Tabela1.A2" office:value-type="string">
            <text:p text:style-name="P17">0x0D</text:p>
          </table:table-cell>
          <table:table-cell table:style-name="Tabela1.D2" office:value-type="string">
            <text:p text:style-name="P16">Decrementa o valor do registrador X.</text:p>
          </table:table-cell>
        </table:table-row>
        <table:table-row>
          <table:table-cell table:style-name="Tabela1.A2" office:value-type="string">
            <text:p text:style-name="P17">DECREMENT RY</text:p>
          </table:table-cell>
          <table:table-cell table:style-name="Tabela1.A2" office:value-type="string">
            <text:p text:style-name="P17">DEY <text:span text:style-name="T21">(Implied)</text:span></text:p>
          </table:table-cell>
          <table:table-cell table:style-name="Tabela1.A2" office:value-type="string">
            <text:p text:style-name="P17">0x0E</text:p>
          </table:table-cell>
          <table:table-cell table:style-name="Tabela1.D2" office:value-type="string">
            <text:p text:style-name="P16">Decrementa o valor do registrador Y.</text:p>
          </table:table-cell>
        </table:table-row>
        <table:table-row>
          <table:table-cell table:style-name="Tabela1.A2" office:value-type="string">
            <text:p text:style-name="P17">LOAD RX, (X)</text:p>
          </table:table-cell>
          <table:table-cell table:style-name="Tabela1.A2" office:value-type="string">
            <text:p text:style-name="P17">L<text:span text:style-name="T29">EX</text:span> X</text:p>
          </table:table-cell>
          <table:table-cell table:style-name="Tabela1.A2" office:value-type="string">
            <text:p text:style-name="P17">0x0F</text:p>
          </table:table-cell>
          <table:table-cell table:style-name="Tabela1.D2" office:value-type="string">
            <text:p text:style-name="P16">Carrega o valor <text:span text:style-name="T19">do endereço de memória X ao registrador X</text:span> </text:p>
          </table:table-cell>
        </table:table-row>
        <table:table-row>
          <table:table-cell table:style-name="Tabela1.A2" office:value-type="string">
            <text:p text:style-name="P19">LOAD RY, (X)</text:p>
          </table:table-cell>
          <table:table-cell table:style-name="Tabela1.A2" office:value-type="string">
            <text:p text:style-name="P19">L<text:span text:style-name="T29">EY</text:span> X</text:p>
          </table:table-cell>
          <table:table-cell table:style-name="Tabela1.A2" office:value-type="string">
            <text:p text:style-name="P19">0x10</text:p>
          </table:table-cell>
          <table:table-cell table:style-name="Tabela1.D2" office:value-type="string">
            <text:p text:style-name="P18">Carrega o valor do endereço de memória X ao registrador Y</text:p>
          </table:table-cell>
        </table:table-row>
        <table:table-row>
          <table:table-cell table:style-name="Tabela1.A2" office:value-type="string">
            <text:p text:style-name="P19">ADD RX, RY</text:p>
          </table:table-cell>
          <table:table-cell table:style-name="Tabela1.A2" office:value-type="string">
            <text:p text:style-name="P20">AXY <text:span text:style-name="T20">(Implied)</text:span></text:p>
          </table:table-cell>
          <table:table-cell table:style-name="Tabela1.A2" office:value-type="string">
            <text:p text:style-name="P19">0x11</text:p>
          </table:table-cell>
          <table:table-cell table:style-name="Tabela1.D2" office:value-type="string">
            <text:p text:style-name="P9"><text:span text:style-name="T10">Soma o valor do registrador X com o do registrador Y e guarda o resultado no </text:span><text:span text:style-name="T11">RR</text:span></text:p>
          </table:table-cell>
        </table:table-row>
        <table:table-row>
          <table:table-cell table:style-name="Tabela1.A2" office:value-type="string">
            <text:p text:style-name="P19">SUB RX, RY</text:p>
          </table:table-cell>
          <table:table-cell table:style-name="Tabela1.A2" office:value-type="string">
            <text:p text:style-name="P20">SXY <text:span text:style-name="T20">(Implied)</text:span></text:p>
          </table:table-cell>
          <table:table-cell table:style-name="Tabela1.A2" office:value-type="string">
            <text:p text:style-name="P19">0x12</text:p>
          </table:table-cell>
          <table:table-cell table:style-name="Tabela1.D2" office:value-type="string">
            <text:p text:style-name="P9"><text:span text:style-name="T10">Subtrai o valor do registrador X com o do Y (X-Y) e guarda o resultado no </text:span><text:span text:style-name="T11">RR</text:span></text:p>
          </table:table-cell>
        </table:table-row>
        <table:table-row>
          <table:table-cell table:style-name="Tabela1.A2" office:value-type="string">
            <text:p text:style-name="P22">SUB RY, RX</text:p>
          </table:table-cell>
          <table:table-cell table:style-name="Tabela1.A2" office:value-type="string">
            <text:p text:style-name="P22">SYX (Implied)</text:p>
          </table:table-cell>
          <table:table-cell table:style-name="Tabela1.A2" office:value-type="string">
            <text:p text:style-name="P22">0x13</text:p>
          </table:table-cell>
          <table:table-cell table:style-name="Tabela1.D2" office:value-type="string">
            <text:p text:style-name="P10"><text:span text:style-name="T10">Subtrai o valor do registrador </text:span><text:span text:style-name="T11">Y</text:span><text:span text:style-name="T10"> com o do </text:span><text:span text:style-name="T11">X</text:span><text:span text:style-name="T10"> (</text:span><text:span text:style-name="T11">Y-X</text:span><text:span text:style-name="T10">) e guarda o resultado no </text:span><text:span text:style-name="T11">RR</text:span></text:p>
          </table:table-cell>
        </table:table-row>
        <table:table-row>
          <table:table-cell table:style-name="Tabela1.A2" office:value-type="string">
            <text:p text:style-name="P22">COMPARE RX, RY</text:p>
          </table:table-cell>
          <table:table-cell table:style-name="Tabela1.A2" office:value-type="string">
            <text:p text:style-name="P22">C<text:span text:style-name="T28">MP</text:span> (Implied)</text:p>
          </table:table-cell>
          <table:table-cell table:style-name="Tabela1.A2" office:value-type="string">
            <text:p text:style-name="P25">0x17</text:p>
          </table:table-cell>
          <table:table-cell table:style-name="Tabela1.D2" office:value-type="string">
            <text:p text:style-name="P23">Compara o valor presente no registrador RX e RY por meio de um SXY e guarda o resultado no RR.</text:p>
            <text:p text:style-name="P23">Se RR = 0, seta a <text:soft-page-break/>flag E e limpa YG e XG.</text:p>
            <text:p text:style-name="P23">Se RR &lt; 0, seta a flag YG e limpa XG/E.</text:p>
            <text:p text:style-name="P23">Se RR &gt; 0, seta a flag XG e limpa a YG/E.</text:p>
          </table:table-cell>
        </table:table-row>
        <table:table-row>
          <table:table-cell table:style-name="Tabela1.A2" office:value-type="string">
            <text:p text:style-name="P25">BRANCH IF EQUAL</text:p>
          </table:table-cell>
          <table:table-cell table:style-name="Tabela1.A2" office:value-type="string">
            <text:p text:style-name="P25">BEQ X</text:p>
          </table:table-cell>
          <table:table-cell table:style-name="Tabela1.A2" office:value-type="string">
            <text:p text:style-name="P25">0x18</text:p>
          </table:table-cell>
          <table:table-cell table:style-name="Tabela1.D2" office:value-type="string">
            <text:p text:style-name="P23">Dá branch para a localização X de memória se a flag E estiver setada. O valor atual do PC é pushado ao stack.</text:p>
          </table:table-cell>
        </table:table-row>
        <table:table-row>
          <table:table-cell table:style-name="Tabela1.A2" office:value-type="string">
            <text:p text:style-name="P25">BRANCH IF X GREATER</text:p>
          </table:table-cell>
          <table:table-cell table:style-name="Tabela1.A2" office:value-type="string">
            <text:p text:style-name="P25">BXG X</text:p>
          </table:table-cell>
          <table:table-cell table:style-name="Tabela1.A2" office:value-type="string">
            <text:p text:style-name="P25">0x19</text:p>
          </table:table-cell>
          <table:table-cell table:style-name="Tabela1.D2" office:value-type="string">
            <text:p text:style-name="P23">Dá branch para a localização <text:span text:style-name="T22">de memória X se a flag XG estiver setada.</text:span></text:p>
            <text:p text:style-name="P24">O valor atual do PC é pushado ao stack.</text:p>
          </table:table-cell>
        </table:table-row>
        <table:table-row>
          <table:table-cell table:style-name="Tabela1.A2" office:value-type="string">
            <text:p text:style-name="P27">BRANCH IF Y GREATER</text:p>
          </table:table-cell>
          <table:table-cell table:style-name="Tabela1.A2" office:value-type="string">
            <text:p text:style-name="P27">BYG X</text:p>
          </table:table-cell>
          <table:table-cell table:style-name="Tabela1.A2" office:value-type="string">
            <text:p text:style-name="P27">0x1A</text:p>
          </table:table-cell>
          <table:table-cell table:style-name="Tabela1.D2" office:value-type="string">
            <text:p text:style-name="P26">Dá branch para a localização de memória Y se a flag YG estiver setada.</text:p>
            <text:p text:style-name="P24">O valor atual do PC é pushado ao stack.</text:p>
          </table:table-cell>
        </table:table-row>
        <table:table-row>
          <table:table-cell table:style-name="Tabela1.A2" office:value-type="string">
            <text:p text:style-name="P49">BLIT X</text:p>
          </table:table-cell>
          <table:table-cell table:style-name="Tabela1.A2" office:value-type="string">
            <text:p text:style-name="P49">BLT X</text:p>
          </table:table-cell>
          <table:table-cell table:style-name="Tabela1.A2" office:value-type="string">
            <text:p text:style-name="P49">0x1B</text:p>
          </table:table-cell>
          <table:table-cell table:style-name="Tabela1.D2" office:value-type="string">
            <text:p text:style-name="P50">Desenha um pixel com a cor do endereço de memória X no ponto específico da tela.</text:p>
          </table:table-cell>
        </table:table-row>
        <table:table-row table:style-name="Tabela1.33">
          <table:table-cell table:style-name="Tabela1.A2" office:value-type="string">
            <text:p text:style-name="P53">LOAD I TO VRAM LOCATION X</text:p>
          </table:table-cell>
          <table:table-cell table:style-name="Tabela1.A2" office:value-type="string">
            <text:p text:style-name="P53">VRI X, I</text:p>
          </table:table-cell>
          <table:table-cell table:style-name="Tabela1.A2" office:value-type="string">
            <text:p text:style-name="P53">0x1E</text:p>
          </table:table-cell>
          <table:table-cell table:style-name="Tabela1.D2" office:value-type="string">
            <text:p text:style-name="P54">Carrega um imediato (I) para o endereço X do VRAM <text:s/></text:p>
          </table:table-cell>
        </table:table-row>
        <table:table-row table:style-name="Tabela1.33">
          <table:table-cell table:style-name="Tabela1.A2" office:value-type="string">
            <text:p text:style-name="P55">LOAD X TO VRAM LOCATION X</text:p>
          </table:table-cell>
          <table:table-cell table:style-name="Tabela1.A2" office:value-type="string">
            <text:p text:style-name="P55">VRX X</text:p>
          </table:table-cell>
          <table:table-cell table:style-name="Tabela1.A2" office:value-type="string">
            <text:p text:style-name="P55">0x1F</text:p>
          </table:table-cell>
          <table:table-cell table:style-name="Tabela1.D2" office:value-type="string">
            <text:p text:style-name="P56">Carrega o valor do registrador X para o endereço X do VRAM</text:p>
          </table:table-cell>
        </table:table-row>
        <table:table-row table:style-name="Tabela1.33">
          <table:table-cell table:style-name="Tabela1.A2" office:value-type="string">
            <text:p text:style-name="P55">LOAD Y TO VRAM LOCATION Y</text:p>
          </table:table-cell>
          <table:table-cell table:style-name="Tabela1.A2" office:value-type="string">
            <text:p text:style-name="P55">VRY X</text:p>
          </table:table-cell>
          <table:table-cell table:style-name="Tabela1.A2" office:value-type="string">
            <text:p text:style-name="P55">0x20</text:p>
          </table:table-cell>
          <table:table-cell table:style-name="Tabela1.D2" office:value-type="string">
            <text:p text:style-name="P56">Carrega o valor do registrador Y para o endereço X do VRAM</text:p>
          </table:table-cell>
        </table:table-row>
      </table:table>
      <text:p text:style-name="P6"/>
      <text:p text:style-name="P5"/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0T13:03:46.416000000</meta:creation-date>
    <dc:date>2020-09-11T00:02:31.943000000</dc:date>
    <meta:editing-duration>PT2H38M56S</meta:editing-duration>
    <meta:editing-cycles>7</meta:editing-cycles>
    <meta:generator>LibreOffice/7.0.0.3$Windows_X86_64 LibreOffice_project/8061b3e9204bef6b321a21033174034a5e2ea88e</meta:generator>
    <meta:document-statistic meta:table-count="2" meta:image-count="0" meta:object-count="0" meta:page-count="4" meta:paragraph-count="189" meta:word-count="909" meta:character-count="4282" meta:non-whitespace-character-count="3547"/>
  </office:meta>
</office:document-meta>
</file>